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40400000, 4K @0x08000000, 2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1077948416" calcext:value-type="float">
            <text:p>1077948416</text:p>
          </table:table-cell>
          <table:table-cell table:style-name="ce25" table:formula="of:=CONCATENATE(&quot;0x&quot;;DEC2HEX([.C9]))" office:value-type="string" office:string-value="0x40403000" calcext:value-type="string">
            <text:p>0x404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1077952512" calcext:value-type="float">
            <text:p>1077952512</text:p>
          </table:table-cell>
          <table:table-cell table:style-name="ce25" table:formula="of:=CONCATENATE(&quot;0x&quot;;DEC2HEX([.C10]))" office:value-type="string" office:string-value="0x40404000" calcext:value-type="string">
            <text:p>0x404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1077960704" calcext:value-type="float">
            <text:p>1077960704</text:p>
          </table:table-cell>
          <table:table-cell table:style-name="ce25" table:formula="of:=CONCATENATE(&quot;0x&quot;;DEC2HEX([.C11]))" office:value-type="string" office:string-value="0x40406000" calcext:value-type="string">
            <text:p>0x404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1077968896" calcext:value-type="float">
            <text:p>1077968896</text:p>
          </table:table-cell>
          <table:table-cell table:style-name="ce25" table:formula="of:=CONCATENATE(&quot;0x&quot;;DEC2HEX([.C12]))" office:value-type="string" office:string-value="0x40408000" calcext:value-type="string">
            <text:p>0x404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134217728" calcext:value-type="float">
            <text:p>134217728</text:p>
          </table:table-cell>
          <table:table-cell table:style-name="ce14" office:value-type="string" calcext:value-type="string">
            <text:p>0x08000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5" table:formula="of:=CONCATENATE(&quot;0x&quot;;DEC2HEX([.C21]))" office:value-type="string" office:string-value="0x80000800" calcext:value-type="string">
            <text:p>0x80000800</text:p>
          </table:table-cell>
          <table:table-cell table:style-name="ce25"/>
          <table:table-cell table:style-name="ce32" table:formula="of:=IF(AND(LOG([.B21];2)=TRUNC(LOG([.B21];2)); MOD([.C21];[.B21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7744" calcext:value-type="float">
            <text:p>2147487744</text:p>
          </table:table-cell>
          <table:table-cell table:style-name="ce25" table:formula="of:=CONCATENATE(&quot;0x&quot;;DEC2HEX([.C22]))" office:value-type="string" office:string-value="0x80001000" calcext:value-type="string">
            <text:p>0x80001000</text:p>
          </table:table-cell>
          <table:table-cell table:style-name="ce25"/>
          <table:table-cell table:style-name="ce32" table:formula="of:=IF(AND(LOG([.B22];2)=TRUNC(LOG([.B22];2)); MOD([.C22];[.B22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1840" calcext:value-type="float">
            <text:p>2147491840</text:p>
          </table:table-cell>
          <table:table-cell table:style-name="ce25" table:formula="of:=CONCATENATE(&quot;0x&quot;;DEC2HEX([.C23]))" office:value-type="string" office:string-value="0x80002000" calcext:value-type="string">
            <text:p>0x80002000</text:p>
          </table:table-cell>
          <table:table-cell table:style-name="ce25"/>
          <table:table-cell table:style-name="ce32" table:formula="of:=IF(AND(LOG([.B23];2)=TRUNC(LOG([.B23];2)); MOD([.C23];[.B23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5936" calcext:value-type="float">
            <text:p>2147495936</text:p>
          </table:table-cell>
          <table:table-cell table:style-name="ce25" table:formula="of:=CONCATENATE(&quot;0x&quot;;DEC2HEX([.C24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AND(LOG([.B24];2)=TRUNC(LOG([.B24];2)); MOD([.C24];[.B24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5:19:10.086482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6T15:19:17.689692205</dc:date>
    <meta:editing-cycles>56</meta:editing-cycles>
    <meta:editing-duration>PT4H47M48S</meta:editing-duration>
    <meta:generator>LibreOffice/6.1.5.2$Linux_X86_64 LibreOffice_project/10$Build-2</meta:generator>
    <meta:document-statistic meta:table-count="1" meta:cell-count="85" meta:object-count="0"/>
  </office:meta>
</office:document-meta>
</file>